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0.6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underline-style="none" style:text-underline-color="font-colo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9394in" svg:height="6.8079in" svg:x="11.2724in" svg:y="15.2362in">
            <draw:object draw:notify-on-update-of-ranges="Sheet1.O76:Sheet1.O76 Sheet1.O77:Sheet1.O82 Sheet1.P76:Sheet1.P76 Sheet1.P77:Sheet1.P82 Sheet1.O76:Sheet1.O76 Sheet1.O77:Sheet1.O82 Sheet1.Q76:Sheet1.Q76 Sheet1.Q77:Sheet1.Q82 Sheet1.O76:Sheet1.O76 Sheet1.O77:Sheet1.O82 Sheet1.R76:Sheet1.R76 Sheet1.R77:Sheet1.R82 Sheet1.O76:Sheet1.O76 Sheet1.O77:Sheet1.O82 Sheet1.S76:Sheet1.S76 Sheet1.S77:Sheet1.S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429in" svg:height="4.4969in" svg:x="2.1244in" svg:y="16.4705in">
            <draw:object draw:notify-on-update-of-ranges="Sheet1.D88:Sheet1.D88 Sheet1.D89:Sheet1.D92 Sheet1.E88:Sheet1.E88 Sheet1.E89:Sheet1.E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7201in" svg:height="4.0469in" svg:x="4.0539in" svg:y="21.9402in">
            <draw:object draw:notify-on-update-of-ranges="Sheet1.D127:Sheet1.D127 Sheet1.D128:Sheet1.D133 Sheet1.E127:Sheet1.E127 Sheet1.E128:Sheet1.E1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3" table:default-cell-style-name="Default"/>
        <table:table-column table:style-name="co2" table:default-cell-style-name="Default"/>
        <table:table-row table:style-name="ro1" table:number-rows-repeated="9">
          <table:table-cell table:number-columns-repeated="1024"/>
        </table:table-row>
        <table:table-row table:style-name="ro2" table:number-rows-repeated="6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U0</text:span>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Iобр = 0.2</text:span></text:p>
          </table:table-cell>
          <table:table-cell office:value-type="string" calcext:value-type="string">
            <text:p><text:span text:style-name="T1">Iобр = 0.4</text:span></text:p>
          </table:table-cell>
          <table:table-cell office:value-type="string" calcext:value-type="string">
            <text:p><text:span text:style-name="T1">Iобр = 0.6</text:span></text:p>
          </table:table-cell>
          <table:table-cell office:value-type="string" calcext:value-type="string">
            <text:p><text:span text:style-name="T1">Iобр = 0.9</text:span></text:p>
          </table:table-cell>
          <table:table-cell table:number-columns-repeated="2"/>
          <table:table-cell office:value-type="string" calcext:value-type="string">
            <text:p><text:span text:style-name="T1">Iобр = 0.2</text:span></text:p>
          </table:table-cell>
          <table:table-cell office:value-type="string" calcext:value-type="string">
            <text:p><text:span text:style-name="T1">Iобр = 0.4</text:span></text:p>
          </table:table-cell>
          <table:table-cell office:value-type="string" calcext:value-type="string">
            <text:p><text:span text:style-name="T1">Iобр = 0.6</text:span></text:p>
          </table:table-cell>
          <table:table-cell office:value-type="string" calcext:value-type="string">
            <text:p><text:span text:style-name="T1">Iобр = 0.9</text:span></text:p>
          </table:table-cell>
          <table:table-cell table:number-columns-repeated="2"/>
          <table:table-cell office:value-type="string" calcext:value-type="string">
            <text:p><text:span text:style-name="T1">Iобр = 0.2</text:span></text:p>
          </table:table-cell>
          <table:table-cell office:value-type="string" calcext:value-type="string">
            <text:p><text:span text:style-name="T1">Iобр = 0.4</text:span></text:p>
          </table:table-cell>
          <table:table-cell office:value-type="string" calcext:value-type="string">
            <text:p><text:span text:style-name="T1">Iобр = 0.6</text:span></text:p>
          </table:table-cell>
          <table:table-cell office:value-type="string" calcext:value-type="string">
            <text:p><text:span text:style-name="T1">Iобр = 0.9</text:span>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C77]*0.748 + 0.087)*1000" office:value-type="float" office:value="236.6" calcext:value-type="float">
            <text:p>236.6</text:p>
          </table:table-cell>
          <table:table-cell table:formula="of:=[.D77]-(-1)" office:value-type="float" office:value="1" calcext:value-type="float">
            <text:p>1</text:p>
          </table:table-cell>
          <table:table-cell table:formula="of:=[.E77]-2" office:value-type="float" office:value="1" calcext:value-type="float">
            <text:p>1</text:p>
          </table:table-cell>
          <table:table-cell table:formula="of:=[.F77]-3" office:value-type="float" office:value="5" calcext:value-type="float">
            <text:p>5</text:p>
          </table:table-cell>
          <table:table-cell table:formula="of:=[.G77]-5" office:value-type="float" office:value="5" calcext:value-type="float">
            <text:p>5</text:p>
          </table:table-cell>
          <table:table-cell/>
          <table:table-cell table:formula="of:==([.C77]*0.748 + 0.087)*1000" office:value-type="float" office:value="236.6" calcext:value-type="float">
            <text:p>236.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C78]*0.748 + 0.087)*1000" office:value-type="float" office:value="386.2" calcext:value-type="float">
            <text:p>386.2</text:p>
          </table:table-cell>
          <table:table-cell table:formula="of:=[.D78]-(-1)" office:value-type="float" office:value="2.5" calcext:value-type="float">
            <text:p>2.5</text:p>
          </table:table-cell>
          <table:table-cell table:formula="of:=[.E78]-2" office:value-type="float" office:value="3" calcext:value-type="float">
            <text:p>3</text:p>
          </table:table-cell>
          <table:table-cell table:formula="of:=[.F78]-3" office:value-type="float" office:value="9" calcext:value-type="float">
            <text:p>9</text:p>
          </table:table-cell>
          <table:table-cell table:formula="of:=[.G78]-5" office:value-type="float" office:value="11" calcext:value-type="float">
            <text:p>11</text:p>
          </table:table-cell>
          <table:table-cell/>
          <table:table-cell table:formula="of:==([.C78]*0.748 + 0.087)*1000" office:value-type="float" office:value="386.2" calcext:value-type="float">
            <text:p>386.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C79]*0.748 + 0.087)*1000" office:value-type="float" office:value="535.8" calcext:value-type="float">
            <text:p>535.8</text:p>
          </table:table-cell>
          <table:table-cell table:formula="of:=[.D79]-(-1)" office:value-type="float" office:value="3.5" calcext:value-type="float">
            <text:p>3.5</text:p>
          </table:table-cell>
          <table:table-cell table:formula="of:=[.E79]-2" office:value-type="float" office:value="5" calcext:value-type="float">
            <text:p>5</text:p>
          </table:table-cell>
          <table:table-cell table:formula="of:=[.F79]-3" office:value-type="float" office:value="13" calcext:value-type="float">
            <text:p>13</text:p>
          </table:table-cell>
          <table:table-cell table:formula="of:=[.G79]-5" office:value-type="float" office:value="15" calcext:value-type="float">
            <text:p>15</text:p>
          </table:table-cell>
          <table:table-cell/>
          <table:table-cell table:formula="of:==([.C79]*0.748 + 0.087)*1000" office:value-type="float" office:value="535.8" calcext:value-type="float">
            <text:p>535.8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560" calcext:value-type="float">
            <text:p>560</text:p>
          </table:table-cell>
          <table:table-cell office:value-type="float" office:value="600" calcext:value-type="float">
            <text:p>60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C80]*0.748 + 0.087)*1000" office:value-type="float" office:value="685.4" calcext:value-type="float">
            <text:p>685.4</text:p>
          </table:table-cell>
          <table:table-cell table:formula="of:=[.D80]-(-1)" office:value-type="float" office:value="4.5" calcext:value-type="float">
            <text:p>4.5</text:p>
          </table:table-cell>
          <table:table-cell table:formula="of:=[.E80]-2" office:value-type="float" office:value="7" calcext:value-type="float">
            <text:p>7</text:p>
          </table:table-cell>
          <table:table-cell table:formula="of:=[.F80]-3" office:value-type="float" office:value="17" calcext:value-type="float">
            <text:p>17</text:p>
          </table:table-cell>
          <table:table-cell table:formula="of:=[.G80]-5" office:value-type="float" office:value="19" calcext:value-type="float">
            <text:p>19</text:p>
          </table:table-cell>
          <table:table-cell/>
          <table:table-cell table:formula="of:==([.C80]*0.748 + 0.087)*1000" office:value-type="float" office:value="685.4" calcext:value-type="float">
            <text:p>685.4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720" calcext:value-type="float">
            <text:p>720</text:p>
          </table:table-cell>
          <table:table-cell office:value-type="float" office:value="760" calcext:value-type="float">
            <text:p>76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([.C81]*0.748 + 0.087)*1000" office:value-type="float" office:value="835" calcext:value-type="float">
            <text:p>835</text:p>
          </table:table-cell>
          <table:table-cell table:formula="of:=[.D81]-(-1)" office:value-type="float" office:value="5.5" calcext:value-type="float">
            <text:p>5.5</text:p>
          </table:table-cell>
          <table:table-cell table:formula="of:=[.E81]-2" office:value-type="float" office:value="8" calcext:value-type="float">
            <text:p>8</text:p>
          </table:table-cell>
          <table:table-cell table:formula="of:=[.F81]-3" office:value-type="float" office:value="21" calcext:value-type="float">
            <text:p>21</text:p>
          </table:table-cell>
          <table:table-cell table:formula="of:=[.G81]-5" office:value-type="float" office:value="21" calcext:value-type="float">
            <text:p>21</text:p>
          </table:table-cell>
          <table:table-cell/>
          <table:table-cell table:formula="of:==([.C81]*0.748 + 0.087)*1000" office:value-type="float" office:value="835" calcext:value-type="float">
            <text:p>835</text:p>
          </table:table-cell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880" calcext:value-type="float">
            <text:p>880</text:p>
          </table:table-cell>
          <table:table-cell office:value-type="float" office:value="840" calcext:value-type="float">
            <text:p>84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([.C82]*0.748 + 0.087)*1000" office:value-type="float" office:value="984.6" calcext:value-type="float">
            <text:p>984.6</text:p>
          </table:table-cell>
          <table:table-cell table:formula="of:=[.D82]-(-1)" office:value-type="float" office:value="6" calcext:value-type="float">
            <text:p>6</text:p>
          </table:table-cell>
          <table:table-cell table:formula="of:=[.E82]-2" office:value-type="float" office:value="9" calcext:value-type="float">
            <text:p>9</text:p>
          </table:table-cell>
          <table:table-cell table:formula="of:=[.F82]-3" office:value-type="float" office:value="25" calcext:value-type="float">
            <text:p>25</text:p>
          </table:table-cell>
          <table:table-cell table:formula="of:=[.G82]-5" office:value-type="float" office:value="23" calcext:value-type="float">
            <text:p>23</text:p>
          </table:table-cell>
          <table:table-cell/>
          <table:table-cell table:formula="of:==([.C82]*0.748 + 0.087)*1000" office:value-type="float" office:value="984.6" calcext:value-type="float">
            <text:p>984.6</text:p>
          </table:table-cell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office:value-type="float" office:value="920" calcext:value-type="float">
            <text:p>920</text:p>
          </table:table-cell>
          <table:table-cell office:value-type="float" office:value="1040" calcext:value-type="float">
            <text:p>1040</text:p>
          </table:table-cell>
          <table:table-cell table:number-columns-repeated="100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обр(А)</text:p>
          </table:table-cell>
          <table:table-cell office:value-type="string" calcext:value-type="string">
            <text:p>k(нВ/мТл)</text:p>
          </table:table-cell>
          <table:table-cell office:value-type="string" calcext:value-type="string">
            <text:p>погр k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95" calcext:value-type="float">
            <text:p>0.95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1.06" calcext:value-type="float">
            <text:p>1.06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погр К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погр Rx</text:p>
          </table:table-cell>
          <table:table-cell office:value-type="string" calcext:value-type="string">
            <text:p>табл Rx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погр σ</text:p>
          </table:table-cell>
          <table:table-cell office:value-type="string" calcext:value-type="string">
            <text:p>табл</text:p>
          </table:table-cell>
          <table:table-cell office:value-type="string" calcext:value-type="string">
            <text:p>b(м2/в*с)</text:p>
          </table:table-cell>
          <table:table-cell office:value-type="string" calcext:value-type="string">
            <text:p>табл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formula="of:=1.26" office:value-type="float" office:value="1.26" calcext:value-type="float">
            <text:p>1.26</text:p>
          </table:table-cell>
          <table:table-cell office:value-type="float" office:value="0.38" calcext:value-type="float">
            <text:p>0.38</text:p>
          </table:table-cell>
          <table:table-cell table:formula="of:=-1.26*0.05*10^(-9)" office:value-type="float" office:value="-0.000000000063" calcext:value-type="float">
            <text:p>-6.3E-11</text:p>
          </table:table-cell>
          <table:table-cell table:formula="of:=[.E121]*[.D121]/[.C121]" office:value-type="float" office:value="-0.000000000019" calcext:value-type="float">
            <text:p>-1.9E-11</text:p>
          </table:table-cell>
          <table:table-cell table:formula="of:=-5.5*10^(-11)" office:value-type="float" office:value="-0.000000000055" calcext:value-type="float">
            <text:p>-5.5E-11</text:p>
          </table:table-cell>
          <table:table-cell/>
          <table:table-cell table:formula="of:=1/([.G121]*1.6*10^(-19))" office:value-type="float" office:value="-1.13636363636364E+029" calcext:value-type="float">
            <text:p>-1.13636363636364E+029</text:p>
          </table:table-cell>
          <table:table-cell table:formula="of:=0.63*10^8" office:value-type="float" office:value="63000000" calcext:value-type="float">
            <text:p>63000000</text:p>
          </table:table-cell>
          <table:table-cell table:formula="of:=0.06*10^8" office:value-type="float" office:value="6000000" calcext:value-type="float">
            <text:p>6000000</text:p>
          </table:table-cell>
          <table:table-cell table:formula="of:=0.59*10^8" office:value-type="float" office:value="59000000" calcext:value-type="float">
            <text:p>59000000</text:p>
          </table:table-cell>
          <table:table-cell table:formula="of:=[.E121]*[.J121]" office:value-type="float" office:value="-0.003969" calcext:value-type="float">
            <text:p>-0.003969</text:p>
          </table:table-cell>
          <table:table-cell table:formula="of:=33*10^-4" office:value-type="float" office:value="0.0033" calcext:value-type="float">
            <text:p>0.0033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formula="of:=[.I121]*[.F121]/[.E121]" office:value-type="float" office:value="-3.42712842712843E+028" calcext:value-type="float">
            <text:p>-3.42712842712843E+028</text:p>
          </table:table-cell>
          <table:table-cell table:number-columns-repeated="3"/>
          <table:table-cell table:formula="of:=[.M121]*(([.J121]/[.K121])^2 + ([.K121]/[.J121])^2)^(1/2)" office:value-type="float" office:value="-0.0416762142504571" calcext:value-type="float">
            <text:p>-0.0416762142504571</text:p>
          </table:table-cell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I(A)</text:p>
          </table:table-cell>
          <table:table-cell office:value-type="string" calcext:value-type="string">
            <text:p>цинк</text:p>
          </table:table-cell>
          <table:table-cell office:value-type="string" calcext:value-type="string">
            <text:p>Iобр = 1(А)</text:p>
          </table:table-cell>
          <table:table-cell office:value-type="string" calcext:value-type="string">
            <text:p>B(мTл)</text:p>
          </table:table-cell>
          <table:table-cell office:value-type="string" calcext:value-type="string">
            <text:p>U(нВ)</text:p>
          </table:table-cell>
          <table:table-cell table:number-columns-repeated="1019"/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/>
          <table:table-cell table:formula="of:==([.A128]*0.748 + 0.087)*1000" office:value-type="float" office:value="236.6" calcext:value-type="float">
            <text:p>236.6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2"/>
          <table:table-cell table:formula="of:==([.A129]*0.748 + 0.087)*1000" office:value-type="float" office:value="386.2" calcext:value-type="float">
            <text:p>386.2</text:p>
          </table:table-cell>
          <table:table-cell office:value-type="float" office:value="480" calcext:value-type="float">
            <text:p>480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погр k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Погр Rx</text:p>
          </table:table-cell>
          <table:table-cell office:value-type="string" calcext:value-type="string">
            <text:p>табл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погр σ</text:p>
          </table:table-cell>
          <table:table-cell office:value-type="string" calcext:value-type="string">
            <text:p>табл</text:p>
          </table:table-cell>
          <table:table-cell office:value-type="string" calcext:value-type="string">
            <text:p>b(м2/В*с)</text:p>
          </table:table-cell>
          <table:table-cell office:value-type="string" calcext:value-type="string">
            <text:p>табл</text:p>
          </table:table-cell>
          <table:table-cell table:number-columns-repeated="998"/>
        </table:table-row>
        <table:table-row table:style-name="ro2">
          <table:table-cell office:value-type="float" office:value="0.6" calcext:value-type="float">
            <text:p>0.6</text:p>
          </table:table-cell>
          <table:table-cell table:number-columns-repeated="2"/>
          <table:table-cell table:formula="of:==([.A130]*0.748 + 0.087)*1000" office:value-type="float" office:value="535.8" calcext:value-type="float">
            <text:p>535.8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table:formula="of:=1.038*10^(-6)" office:value-type="float" office:value="0.000001038" calcext:value-type="float">
            <text:p>0.000001038</text:p>
          </table:table-cell>
          <table:table-cell table:formula="of:=0.34*10^(-6)" office:value-type="float" office:value="0.00000034" calcext:value-type="float">
            <text:p>0.00000034</text:p>
          </table:table-cell>
          <table:table-cell table:formula="of:=-[.O130]*0.12*10^(-3)/2" office:value-type="float" office:value="-0.00000000006228" calcext:value-type="float">
            <text:p>-6.228E-11</text:p>
          </table:table-cell>
          <table:table-cell table:formula="of:=[.P130]/[.O130]*[.Q130]" office:value-type="float" office:value="-0.0000000000204" calcext:value-type="float">
            <text:p>-2.04E-11</text:p>
          </table:table-cell>
          <table:table-cell table:formula="of:=5.5*10^(-11)" office:value-type="float" office:value="0.000000000055" calcext:value-type="float">
            <text:p>5.5E-11</text:p>
          </table:table-cell>
          <table:table-cell/>
          <table:table-cell table:formula="of:=1/([.Q130]*1.6*10^(-19))" office:value-type="float" office:value="-1.00353243416827E+029" calcext:value-type="float">
            <text:p>-1.00353243416827E+029</text:p>
          </table:table-cell>
          <table:table-cell table:formula="of:=0.19*10^8" office:value-type="float" office:value="19000000" calcext:value-type="float">
            <text:p>19000000</text:p>
          </table:table-cell>
          <table:table-cell table:formula="of:=0.02*10^8" office:value-type="float" office:value="2000000" calcext:value-type="float">
            <text:p>2000000</text:p>
          </table:table-cell>
          <table:table-cell table:formula="of:=0.16*10^8" office:value-type="float" office:value="16000000" calcext:value-type="float">
            <text:p>16000000</text:p>
          </table:table-cell>
          <table:table-cell table:formula="of:=[.Q130]*[.V130]" office:value-type="float" office:value="-0.00118332" calcext:value-type="float">
            <text:p>-0.00118332</text:p>
          </table:table-cell>
          <table:table-cell table:formula="of:=9.31^-4" office:value-type="float" office:value="0.000133107116702166" calcext:value-type="float">
            <text:p>0.000133107116702166</text:p>
          </table:table-cell>
          <table:table-cell table:number-columns-repeated="998"/>
        </table:table-row>
        <table:table-row table:style-name="ro2">
          <table:table-cell office:value-type="float" office:value="0.8" calcext:value-type="float">
            <text:p>0.8</text:p>
          </table:table-cell>
          <table:table-cell table:number-columns-repeated="2"/>
          <table:table-cell table:formula="of:==([.A131]*0.748 + 0.087)*1000" office:value-type="float" office:value="685.4" calcext:value-type="float">
            <text:p>685.4</text:p>
          </table:table-cell>
          <table:table-cell office:value-type="float" office:value="800" calcext:value-type="float">
            <text:p>800</text:p>
          </table:table-cell>
          <table:table-cell table:number-columns-repeated="15"/>
          <table:table-cell table:formula="of:=[.U130]*[.R130]/[.Q130]" office:value-type="float" office:value="-3.28710045874E+028" calcext:value-type="float">
            <text:p>-3.28710045874E+028</text:p>
          </table:table-cell>
          <table:table-cell table:number-columns-repeated="3"/>
          <table:table-cell table:formula="of:=[.Y130]*(([.R130]/[.Q130])^2 + ([.W130]/[.V130])^2)^(1/2)" office:value-type="float" office:value="-0.000407122774602453" calcext:value-type="float">
            <text:p>-0.000407122774602453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formula="of:==([.A132]*0.748 + 0.087)*1000" office:value-type="float" office:value="835" calcext:value-type="float">
            <text:p>835</text:p>
          </table:table-cell>
          <table:table-cell office:value-type="float" office:value="920" calcext:value-type="float">
            <text:p>920</text:p>
          </table:table-cell>
          <table:table-cell table:number-columns-repeated="1019"/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/>
          <table:table-cell table:formula="of:==([.A133]*0.748 + 0.087)*1000" office:value-type="float" office:value="984.6" calcext:value-type="float">
            <text:p>984.6</text:p>
          </table:table-cell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цинк</text:p>
          </table:table-cell>
          <table:table-cell office:value-type="string" calcext:value-type="string">
            <text:p>медь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34, mm</text:p>
          </table:table-cell>
          <table:table-cell office:value-type="float" office:value="3.5" calcext:value-type="float">
            <text:p>3.5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, mm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, mm</text:p>
          </table:table-cell>
          <table:table-cell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U34, mkV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0.3in"/>
      </style:header-style>
      <style:footer-style>
        <style:header-footer-properties fo:min-height="0.3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meta:initial-creator/>
    <meta:creation-date/>
    <meta:editing-cycles>5</meta:editing-cycles>
    <meta:editing-duration>PT5H3M1S</meta:editing-duration>
    <dc:date>2021-10-21T21:31:23.155996219</dc:date>
    <meta:document-statistic meta:table-count="1" meta:cell-count="20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00" chart:regression-type="linear"/>
      <style:graphic-properties draw:stroke="dash" draw:stroke-dash="Long_20_Dash"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00" chart:regression-type="linear"/>
      <style:graphic-properties draw:stroke="dash" draw:stroke-dash="Double_20_Dash_20_Dot_20_Dot" svg:stroke-color="#ffd320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00" chart:regression-type="linear"/>
      <style:graphic-properties draw:stroke="dash" draw:stroke-dash="Dash_20_Dot_20__28_Rounded_29_" svg:stroke-color="#579d1c" svg:stroke-linecap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247cm" svg:height="17.293cm" xlink:href=".." xlink:type="simple" chart:class="chart:scatter" chart:style-name="ch1">
        <chart:legend chart:legend-position="end" svg:x="20.298cm" svg:y="6.604cm" style:legend-expansion="high" chart:style-name="ch2"/>
        <chart:plot-area chart:style-name="ch3" table:cell-range-address="Sheet1.O76:Sheet1.S82" chart:data-source-has-labels="row" svg:x="1.725cm" svg:y="0.387cm" svg:width="17.539cm" svg:height="14.885cm">
          <chart:coordinate-region svg:x="2.717cm" svg:y="0.586cm" svg:width="16.175cm" svg:height="14.039cm"/>
          <chart:axis chart:dimension="x" chart:name="primary-x" chart:style-name="ch4">
            <chart:title svg:x="9.96cm" svg:y="15.617cm" chart:style-name="ch5">
              <text:p>В, мТл</text:p>
            </chart:title>
            <chart:grid chart:style-name="ch6" chart:class="major"/>
          </chart:axis>
          <chart:axis chart:dimension="y" chart:name="primary-y" chart:style-name="ch7">
            <chart:title svg:x="0.661cm" svg:y="8.283cm" chart:style-name="ch8">
              <text:p>U, нВ</text:p>
            </chart:title>
            <chart:grid chart:style-name="ch6" chart:class="major"/>
          </chart:axis>
          <chart:series chart:style-name="ch9" chart:values-cell-range-address="Sheet1.P77:Sheet1.P82" chart:label-cell-address="Sheet1.P76:Sheet1.P76" chart:class="chart:scatter">
            <chart:domain table:cell-range-address="Sheet1.O77:Sheet1.O82"/>
            <chart:regression-curve chart:style-name="ch10">
              <chart:equation chart:display-equation="true" chart:display-r-square="false" svg:x="17.337cm" svg:y="13.506cm"/>
            </chart:regression-curve>
            <chart:data-point chart:repeated="6"/>
          </chart:series>
          <chart:series chart:style-name="ch11" chart:values-cell-range-address="Sheet1.Q77:Sheet1.Q82" chart:label-cell-address="Sheet1.Q76:Sheet1.Q76" chart:class="chart:scatter">
            <chart:regression-curve chart:style-name="ch12">
              <chart:equation chart:display-equation="true" chart:display-r-square="false" svg:x="17.151cm" svg:y="11.074cm"/>
            </chart:regression-curve>
            <chart:data-point chart:repeated="6"/>
          </chart:series>
          <chart:series chart:style-name="ch13" chart:values-cell-range-address="Sheet1.R77:Sheet1.R82" chart:label-cell-address="Sheet1.R76:Sheet1.R76" chart:class="chart:scatter">
            <chart:regression-curve chart:style-name="ch14">
              <chart:equation chart:display-equation="true" chart:display-r-square="false" svg:x="17.151cm" svg:y="3.756cm"/>
            </chart:regression-curve>
            <chart:data-point chart:repeated="2"/>
            <chart:data-point chart:style-name="ch15"/>
            <chart:data-point chart:repeated="3"/>
          </chart:series>
          <chart:series chart:style-name="ch16" chart:values-cell-range-address="Sheet1.S77:Sheet1.S82" chart:label-cell-address="Sheet1.S76:Sheet1.S76" chart:class="chart:scatter">
            <chart:regression-curve chart:style-name="ch17">
              <chart:equation chart:display-equation="true" chart:display-r-square="false" svg:x="17.337cm" svg:y="0.839cm"/>
            </chart:regression-curve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Iобр = 0.2</text:p>
                <draw:g>
                  <svg:desc>Sheet1.P76:Sheet1.P76</svg:desc>
                </draw:g>
              </table:table-cell>
              <table:table-cell office:value-type="string">
                <text:p>Iобр = 0.4</text:p>
                <draw:g>
                  <svg:desc>Sheet1.Q76:Sheet1.Q76</svg:desc>
                </draw:g>
              </table:table-cell>
              <table:table-cell office:value-type="string">
                <text:p>Iобр = 0.6</text:p>
                <draw:g>
                  <svg:desc>Sheet1.R76:Sheet1.R76</svg:desc>
                </draw:g>
              </table:table-cell>
              <table:table-cell office:value-type="string">
                <text:p>Iобр = 0.9</text:p>
                <draw:g>
                  <svg:desc>Sheet1.S76:Sheet1.S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.6">
                <text:p>236.6</text:p>
                <draw:g>
                  <svg:desc>Sheet1.O77:Sheet1.O82</svg:desc>
                </draw:g>
              </table:table-cell>
              <table:table-cell office:value-type="float" office:value="0">
                <text:p>0</text:p>
                <draw:g>
                  <svg:desc>Sheet1.P77:Sheet1.P82</svg:desc>
                </draw:g>
              </table:table-cell>
              <table:table-cell office:value-type="float" office:value="40">
                <text:p>40</text:p>
                <draw:g>
                  <svg:desc>Sheet1.Q77:Sheet1.Q82</svg:desc>
                </draw:g>
              </table:table-cell>
              <table:table-cell office:value-type="float" office:value="240">
                <text:p>240</text:p>
                <draw:g>
                  <svg:desc>Sheet1.R77:Sheet1.R82</svg:desc>
                </draw:g>
              </table:table-cell>
              <table:table-cell office:value-type="float" office:value="200">
                <text:p>200</text:p>
                <draw:g>
                  <svg:desc>Sheet1.S77:Sheet1.S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6.2">
                <text:p>386.2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.8">
                <text:p>535.8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  <table:table-cell office:value-type="float" office:value="560">
                <text:p>56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5.4">
                <text:p>685.4</text:p>
              </table:table-cell>
              <table:table-cell office:value-type="float" office:value="100">
                <text:p>100</text:p>
              </table:table-cell>
              <table:table-cell office:value-type="float" office:value="280">
                <text:p>280</text:p>
              </table:table-cell>
              <table:table-cell office:value-type="float" office:value="720">
                <text:p>72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5">
                <text:p>835</text:p>
              </table:table-cell>
              <table:table-cell office:value-type="float" office:value="140">
                <text:p>140</text:p>
              </table:table-cell>
              <table:table-cell office:value-type="float" office:value="320">
                <text:p>320</text:p>
              </table:table-cell>
              <table:table-cell office:value-type="float" office:value="880">
                <text:p>88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4.6">
                <text:p>984.6</text:p>
              </table:table-cell>
              <table:table-cell office:value-type="float" office:value="160">
                <text:p>160</text:p>
              </table:table-cell>
              <table:table-cell office:value-type="float" office:value="360">
                <text:p>360</text:p>
              </table:table-cell>
              <table:table-cell office:value-type="float" office:value="920">
                <text:p>920</text:p>
              </table:table-cell>
              <table:table-cell office:value-type="float" office:value="1040">
                <text:p>10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c9f9a7aa7c967a1b7ec3448959cff87b32f6580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_20__28_Rounded_29_" draw:display-name="Dash Dot (Rounded)" draw:style="round" draw:dots1="1" draw:dots1-length="201%" draw:dots2="1" draw:dots2-length="1%" draw:distance="199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44cm" svg:height="11.423cm" xlink:href=".." xlink:type="simple" chart:class="chart:scatter" chart:style-name="ch1">
        <chart:title svg:x="7.983cm" svg:y="0.364cm" chart:style-name="ch2">
          <text:p>Для меди</text:p>
        </chart:title>
        <chart:plot-area chart:style-name="ch3" table:cell-range-address="Sheet1.D88:Sheet1.E92" chart:data-source-has-labels="row" svg:x="1.373cm" svg:y="1.371cm" svg:width="16.409cm" svg:height="8.843cm">
          <chart:coordinate-region svg:x="2.1cm" svg:y="1.571cm" svg:width="15.588cm" svg:height="7.996cm"/>
          <chart:axis chart:dimension="x" chart:name="primary-x" chart:style-name="ch4">
            <chart:title svg:x="9.268cm" svg:y="10.442cm" chart:style-name="ch5">
              <text:p>I(A)</text:p>
            </chart:title>
            <chart:grid chart:style-name="ch6" chart:class="major"/>
          </chart:axis>
          <chart:axis chart:dimension="y" chart:name="primary-y" chart:style-name="ch4">
            <chart:title svg:x="0.451cm" svg:y="6.603cm" chart:style-name="ch7">
              <text:p>k (нВ/мТл)</text:p>
            </chart:title>
            <chart:grid chart:style-name="ch6" chart:class="major"/>
          </chart:axis>
          <chart:series chart:style-name="ch8" chart:values-cell-range-address="Sheet1.E89:Sheet1.E92" chart:label-cell-address="Sheet1.E88:Sheet1.E88" chart:class="chart:scatter">
            <chart:domain table:cell-range-address="Sheet1.D89:Sheet1.D92"/>
            <chart:regression-curve chart:style-name="ch9">
              <chart:equation chart:display-equation="true" chart:display-r-square="false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k(нВ/мТл)</text:p>
                <draw:g>
                  <svg:desc>Sheet1.E88:Sheet1.E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D89:Sheet1.D92</svg:desc>
                </draw:g>
              </table:table-cell>
              <table:table-cell office:value-type="float" office:value="0.23">
                <text:p>0.23</text:p>
                <draw:g>
                  <svg:desc>Sheet1.E89:Sheet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c9f9a7aa7c967a1b7ec3448959cff87b32f6580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_20__28_Rounded_29_" draw:display-name="Dash Dot (Rounded)" draw:style="round" draw:dots1="1" draw:dots1-length="201%" draw:dots2="1" draw:dots2-length="1%" draw:distance="199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0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7cm" svg:height="10.28cm" xlink:href=".." xlink:type="simple" chart:class="chart:scatter" chart:style-name="ch1">
        <chart:title svg:x="7.558cm" svg:y="0.076cm" chart:style-name="ch2">
          <text:p>Для цинка</text:p>
        </chart:title>
        <chart:plot-area chart:style-name="ch3" table:cell-range-address="Sheet1.D127:Sheet1.E133" chart:data-source-has-labels="row" svg:x="1.352cm" svg:y="1.325cm" svg:width="15.377cm" svg:height="7.769cm">
          <chart:coordinate-region svg:x="2.159cm" svg:y="1.524cm" svg:width="14.013cm" svg:height="6.923cm"/>
          <chart:axis chart:dimension="x" chart:name="primary-x" chart:style-name="ch4">
            <chart:title svg:x="8.48cm" svg:y="9.299cm" chart:style-name="ch5">
              <text:p>В(мТл)</text:p>
            </chart:title>
            <chart:grid chart:style-name="ch6" chart:class="major"/>
          </chart:axis>
          <chart:axis chart:dimension="y" chart:name="primary-y" chart:style-name="ch7">
            <chart:title svg:x="0.451cm" svg:y="5.69cm" chart:style-name="ch8">
              <text:p>U(нВ)</text:p>
            </chart:title>
            <chart:grid chart:style-name="ch6" chart:class="major"/>
          </chart:axis>
          <chart:series chart:style-name="ch9" chart:values-cell-range-address="Sheet1.E128:Sheet1.E133" chart:label-cell-address="Sheet1.E127:Sheet1.E127" chart:class="chart:scatter">
            <chart:domain table:cell-range-address="Sheet1.D128:Sheet1.D133"/>
            <chart:regression-curve chart:style-name="ch10">
              <chart:equation chart:display-equation="true" chart:display-r-square="false" svg:x="3.601cm" svg:y="1.875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(нВ)</text:p>
                <draw:g>
                  <svg:desc>Sheet1.E127:Sheet1.E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.6">
                <text:p>236.6</text:p>
                <draw:g>
                  <svg:desc>Sheet1.D128:Sheet1.D133</svg:desc>
                </draw:g>
              </table:table-cell>
              <table:table-cell office:value-type="float" office:value="240">
                <text:p>240</text:p>
                <draw:g>
                  <svg:desc>Sheet1.E128:Sheet1.E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6.2">
                <text:p>386.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.8">
                <text:p>535.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5.4">
                <text:p>685.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5">
                <text:p>8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4.6">
                <text:p>984.6</text:p>
              </table:table-cell>
              <table:table-cell office:value-type="float" office:value="1040">
                <text:p>10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c9f9a7aa7c967a1b7ec3448959cff87b32f6580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_20__28_Rounded_29_" draw:display-name="Dash Dot (Rounded)" draw:style="round" draw:dots1="1" draw:dots1-length="201%" draw:dots2="1" draw:dots2-length="1%" draw:distance="199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</office:styles>
</office:document-styles>
</file>